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svg:stroke-width="0.001cm" svg:stroke-color="#626248" draw:fill="none" draw:fill-color="#ffffff" fo:padding-top="-0.049cm" fo:padding-bottom="-0.049cm" fo:padding-left="-0.049cm" fo:padding-right="-0.049cm"/>
    </style:style>
    <style:style style:name="gr5" style:family="graphic" style:parent-style-name="standard">
      <style:graphic-properties svg:stroke-width="0.03cm" svg:stroke-color="#ecece7" draw:fill="none" draw:fill-color="#ffffff" fo:padding-top="-0.035cm" fo:padding-bottom="-0.035cm" fo:padding-left="-0.035cm" fo:padding-right="-0.035cm"/>
    </style:style>
    <style:style style:name="gr6" style:family="graphic" style:parent-style-name="standard">
      <style:graphic-properties draw:stroke="none" svg:stroke-width="0.001cm" draw:fill-color="#7a7a5a"/>
    </style:style>
    <style:style style:name="gr7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8" style:family="graphic" style:parent-style-name="standard">
      <style:graphic-properties svg:stroke-width="0.03cm" svg:stroke-color="#494936" draw:fill="none" draw:fill-color="#ffffff" fo:padding-top="-0.035cm" fo:padding-bottom="-0.035cm" fo:padding-left="-0.035cm" fo:padding-right="-0.035cm"/>
    </style:style>
    <style:style style:name="gr9" style:family="graphic" style:parent-style-name="standard">
      <style:graphic-properties svg:stroke-width="0.001cm" svg:stroke-color="#ecece7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806cm" svg:y="-5cm"/>
          <draw:glue-point draw:id="5" svg:x="5cm" svg:y="-5cm"/>
          <draw:glue-point draw:id="6" svg:x="0.597cm" svg:y="-5cm"/>
          <draw:glue-point draw:id="7" svg:x="-5cm" svg:y="5cm"/>
          <draw:glue-point draw:id="8" svg:x="3.809cm" svg:y="5cm"/>
          <draw:glue-point draw:id="9" svg:x="-0.597cm" svg:y="5cm"/>
          <draw:glue-point draw:id="10" svg:x="-5cm" svg:y="-4.255cm"/>
          <draw:glue-point draw:id="11" svg:x="-5cm" svg:y="0.372cm"/>
          <draw:glue-point draw:id="12" svg:x="5cm" svg:y="4.291cm"/>
          <draw:glue-point draw:id="13" svg:x="5cm" svg:y="-0.354cm"/>
          <draw:glue-point draw:id="14" svg:x="0cm" svg:y="0.005cm"/>
          <draw:polygon draw:style-name="gr1" draw:layer="layout" svg:width="1.094cm" svg:height="1.851cm" svg:x="0cm" svg:y="0.149cm" svg:viewBox="0 0 1095 1852" draw:points="0,0 0,1852 1095,1852 1095,0">
            <text:p/>
          </draw:polygon>
          <draw:polygon draw:style-name="gr2" draw:layer="layout" svg:width="1.094cm" svg:height="1.851cm" svg:x="0cm" svg:y="0.149cm" svg:viewBox="0 0 1095 1852" draw:points="0,0 0,1852 1095,1852 1095,0">
            <text:p/>
          </draw:polygon>
          <draw:polygon draw:style-name="gr3" draw:layer="layout" svg:width="1.242cm" svg:height="0.149cm" svg:x="0cm" svg:y="0cm" svg:viewBox="0 0 1243 150" draw:points="0,150 148,0 1243,0 1094,150">
            <text:p/>
          </draw:polygon>
          <draw:path draw:style-name="gr2" draw:layer="layout" svg:width="1.235cm" svg:height="0.149cm" svg:x="0cm" svg:y="0cm" svg:viewBox="0 0 1236 150" svg:d="m0 150 148-150h1088zm0 7-141 143h-1095zm0 0z">
            <text:p/>
          </draw:path>
          <draw:polygon draw:style-name="gr3" draw:layer="layout" svg:width="0.5cm" svg:height="0.243cm" svg:x="0.067cm" svg:y="0.257cm" svg:viewBox="0 0 501 244" draw:points="0,0 501,0 501,244 0,244">
            <text:p/>
          </draw:polygon>
          <draw:polygon draw:style-name="gr4" draw:layer="layout" svg:width="0.499cm" svg:height="0.243cm" svg:x="0.067cm" svg:y="0.257cm" svg:viewBox="0 0 500 244" draw:points="0,0 500,0 500,244 0,244">
            <text:p/>
          </draw:polygon>
          <draw:line draw:style-name="gr5" draw:layer="layout" svg:x1="0.135cm" svg:y1="0.378cm" svg:x2="0.487cm" svg:y2="0.378cm">
            <text:p/>
          </draw:line>
          <draw:polygon draw:style-name="gr6" draw:layer="layout" svg:width="0.148cm" svg:height="2cm" svg:x="1.094cm" svg:y="0cm" svg:viewBox="0 0 149 2001" draw:points="0,2001 149,1851 149,0 0,148">
            <text:p/>
          </draw:polygon>
          <draw:path draw:style-name="gr2" draw:layer="layout" svg:width="0.141cm" svg:height="1.992cm" svg:x="1.094cm" svg:y="0.008cm" svg:viewBox="0 0 142 1993" svg:d="m0 1993 142-142zm0-1851-142 141v1852zm0 0z">
            <text:p/>
          </draw:path>
          <draw:line draw:style-name="gr5" draw:layer="layout" svg:x1="0.014cm" svg:y1="1.878cm" svg:x2="1.095cm" svg:y2="1.878cm">
            <text:p/>
          </draw:line>
          <draw:line draw:style-name="gr7" draw:layer="layout" svg:x1="0.014cm" svg:y1="0.892cm" svg:x2="1.095cm" svg:y2="0.892cm">
            <text:p/>
          </draw:line>
          <draw:line draw:style-name="gr8" draw:layer="layout" svg:x1="0cm" svg:y1="1.865cm" svg:x2="1.094cm" svg:y2="1.865cm">
            <text:p/>
          </draw:line>
          <draw:line draw:style-name="gr7" draw:layer="layout" svg:x1="0cm" svg:y1="0.878cm" svg:x2="1.094cm" svg:y2="0.878cm">
            <text:p/>
          </draw:line>
          <draw:polyline draw:style-name="gr9" draw:layer="layout" svg:width="0.486cm" svg:height="0.23cm" svg:x="0.067cm" svg:y="0.257cm" svg:viewBox="0 0 487 231" draw:points="0,231 0,0 487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ile Server</dc:title>
    <meta:creation-date>2011-02-07T16:36:41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